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Footnote">
      <style:text-properties officeooo:paragraph-rsid="0f41a60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officeooo:rsid="0e59b6fb" style:font-weight-asian="bold" style:font-weight-complex="bold"/>
    </style:style>
    <style:style style:name="T324" style:family="text">
      <style:text-properties officeooo:rsid="0aace3cd"/>
    </style:style>
    <style:style style:name="T325" style:family="text">
      <style:text-properties fo:font-size="10pt" style:font-size-asian="10pt" style:font-size-complex="10pt"/>
    </style:style>
    <style:style style:name="T326" style:family="text">
      <style:text-properties officeooo:rsid="0394a435"/>
    </style:style>
    <style:style style:name="T3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cf7e116"/>
    </style:style>
    <style:style style:name="T331" style:family="text">
      <style:text-properties officeooo:rsid="0b952edb"/>
    </style:style>
    <style:style style:name="T332" style:family="text">
      <style:text-properties loext:padding="0.049cm" loext:border="0.31pt solid #000000"/>
    </style:style>
    <style:style style:name="T333" style:family="text">
      <style:text-properties officeooo:rsid="0eef9ccc"/>
    </style:style>
    <style:style style:name="T334" style:family="text">
      <style:text-properties officeooo:rsid="0e5e443a"/>
    </style:style>
    <style:style style:name="T335" style:family="text">
      <style:text-properties officeooo:rsid="0efc0412"/>
    </style:style>
    <style:style style:name="T336" style:family="text">
      <style:text-properties officeooo:rsid="0f064ef4"/>
    </style:style>
    <style:style style:name="T337" style:family="text">
      <style:text-properties officeooo:rsid="0e80285f"/>
    </style:style>
    <style:style style:name="T338" style:family="text">
      <style:text-properties officeooo:rsid="0e838e2a"/>
    </style:style>
    <style:style style:name="T339" style:family="text">
      <style:text-properties officeooo:rsid="0e83c34e"/>
    </style:style>
    <style:style style:name="T340" style:family="text">
      <style:text-properties officeooo:rsid="0f1609ab"/>
    </style:style>
    <style:style style:name="T34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style:font-size-asian="12pt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officeooo:rsid="0f52d3e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7">C</text:span><text:span text:style-name="T236">hecklist voor </text:span><text:span text:style-name="T238">de installatie</text:span><text:span text:style-name="T236"> van </text:span><text:reference-mark-start text:name="Distributie"/><text:span text:style-name="T239">Debian</text:span><text:reference-mark-end text:name="Distributie"/><text:span text:style-name="T240"> </text:span><text:span text:style-name="T241">GNU/Linux </text:span><text:reference-mark-start text:name="Versie"/><text:span text:style-name="T239">1</text:span><text:span text:style-name="T242">1</text:span><text:reference-mark-end text:name="Versie"/><text:span text:style-name="Strong_20_Emphasis"><text:span text:style-name="T277"> </text:span></text:span><text:span text:style-name="Strong_20_Emphasis"><text:span text:style-name="T278">LTS</text:span></text:span><text:span text:style-name="T243"><text:note text:id="ftn1" text:note-class="footnote"><text:note-citation>1</text:note-citation><text:note-body><text:p text:style-name="P28"><text:span text:style-name="T326">Deze versie </text:span><text:span text:style-name="T326"><text:reference-ref text:reference-format="text" text:ref-name="Versie">11</text:reference-ref></text:span><text:span text:style-name="T340"><text:s/></text:span><text:span text:style-name="T285">is een zogenaamde LTS-versie (</text:span><text:span text:style-name="T286">LTS=</text:span><text:span text:style-name="T285">Long-Term Support, langetermijnondersteuning).<text:line-break/></text:span><text:span text:style-name="T287">Deze</text:span><text:span text:style-name="T285"> LTS-versie wordt </text:span><text:span text:style-name="T294">vanaf vrijgave (</text:span><text:span text:style-name="T292">augustus 2021</text:span><text:span text:style-name="T294">) </text:span><text:span text:style-name="T293">vijf</text:span><text:span text:style-name="T285"> jaar ondersteund</text:span><text:span text:style-name="T289"> </text:span><text:span text:style-name="T285">(tot </text:span><text:span text:style-name="T292">augustus</text:span><text:span text:style-name="T287"> </text:span><text:span text:style-name="T285">202</text:span><text:span text:style-name="T288">6</text:span><text:span text:style-name="T289">)</text:span><text:span text:style-name="T290">.</text:span></text:p></text:note-body></text:note></text:span><text:span text:style-name="T246"> </text:span><text:reference-mark-start text:name="Editie"/><text:span text:style-name="T247">D</text:span><text:span text:style-name="T245">esktop</text:span><text:reference-mark-end text:name="Editie"/><text:span text:style-name="T244"> </text:span><text:span text:style-name="T246">(</text:span><text:span text:style-name="T248">B</text:span><text:span text:style-name="T249">ullseye</text:span><text:span text:style-name="T246">).</text:span></text:p>
      <text:p text:style-name="P4"/>
      <text:p text:style-name="P86"><text:span text:style-name="T35">Kijk op</text:span><text:span text:style-name="T269"> </text:span><text:a xlink:type="simple" xlink:href="https://karelzimmer.nl/" text:style-name="Internet_20_link" text:visited-style-name="Visited_20_Internet_20_Link"><text:span text:style-name="T9">karelzimmer.nl</text:span></text:a><text:span text:style-name="T269"> </text:span><text:span text:style-name="T295">voor</text:span><text:span text:style-name="T296"> </text:span><text:span text:style-name="T297">deze en andere </text:span><text:span text:style-name="T298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9">(zie toelichting)</text:span><text:span text:style-name="T19">:</text:span></text:p>
      <text:p text:style-name="P31"><text:span text:style-name="Definition"><text:span text:style-name="T301">g</text:span></text:span><text:span text:style-name="Definition"><text:span text:style-name="T300">ebruiker</text:span></text:span><text:span text:style-name="Definition"><text:span text:style-name="T304"><text:tab/><text:tab/></text:span></text:span><text:span text:style-name="Definition"><text:span text:style-name="T320"> <text:tab/><text:tab/></text:span></text:span><text:span text:style-name="T305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5"><text:tab/></text:span><text:span text:style-name="T306">(</text:span><text:span text:style-name="T302">volledige naam, bijv. </text:span><text:span text:style-name="T318">J</text:span><text:span text:style-name="T319">a</text:span><text:span text:style-name="T318">n </text:span><text:span text:style-name="T319">Jansen</text:span><text:span text:style-name="T303">)</text:span></text:p>
      <text:p text:style-name="Standard"><text:span text:style-name="Definition"><text:span text:style-name="T301">g</text:span></text:span><text:span text:style-name="Definition"><text:span text:style-name="T300">ebruikersnaam<text:tab/></text:span></text:span><text:span text:style-name="Definition"><text:span text:style-name="T300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0"><text:tab/></text:span></text:span><text:span text:style-name="T10">(korte naam, bijv. </text:span><text:span text:style-name="T267">j</text:span><text:span text:style-name="T268">a</text:span><text:span text:style-name="T267">n</text:span><text:span text:style-name="T10">)</text:span></text:p>
      <text:p text:style-name="P30"><text:span text:style-name="Definition"><text:span text:style-name="T308">c</text:span></text:span><text:span text:style-name="Definition"><text:span text:style-name="T307">omputernaam<text:tab/><text:tab/></text:span></text:span><text:span text:style-name="Definition"><text:span text:style-name="T305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naam van de compute</text:span></text:span><text:span text:style-name="Definition"><text:span text:style-name="T313">r, </text:span></text:span><text:span text:style-name="Definition"><text:span text:style-name="T314">bijv. p</text:span></text:span><text:span text:style-name="Definition"><text:span text:style-name="T315">c02</text:span></text:span><text:span text:style-name="Definition"><text:span text:style-name="T311">)</text:span>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Definition"><text:span text:style-name="T305"><text:tab/><text:tab/><text:tab/></text:span></text:span><text:span text:style-name="Definition"><text:span text:style-name="T305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to</text:span></text:span><text:span text:style-name="Definition"><text:span text:style-name="T316">ets voor het opstartmedium</text:span></text:span><text:span text:style-name="Definition"><text:span text:style-name="T317">)</text:span></text:span></text:p>
      <text:p text:style-name="P30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1"><text:tab/>(</text:span><text:span text:style-name="T312">toets voor het BIOS/UEFI-scherm</text:span><text:span text:style-name="T311">)</text:span></text:p>
      <text:p text:style-name="P33"><text:span text:style-name="Definition"><text:span text:style-name="T342">g</text:span></text:span><text:span text:style-name="Definition"><text:span text:style-name="T341">ebruiker</text:span></text:span><text:span text:style-name="Definition"><text:span text:style-name="T343">2</text:span></text:span><text:span text:style-name="Definition"><text:span text:style-name="T344"><text:tab/></text:span></text:span><text:span text:style-name="Definition"><text:span text:style-name="T354"> <text:tab/><text:tab/></text:span></text:span><text:span text:style-name="T34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5"><text:tab/></text:span><text:span text:style-name="T346">(</text:span><text:span text:style-name="T347">volledige naam </text:span><text:span text:style-name="T348">evt. 2</text:span><text:span text:style-name="T355">e</text:span><text:span text:style-name="T348"> gebruiker</text:span><text:span text:style-name="T349">)</text:span></text:p>
      <text:p text:style-name="P80"><text:span text:style-name="Definition"><text:span text:style-name="T342">g</text:span></text:span><text:span text:style-name="Definition"><text:span text:style-name="T341">ebruikersnaam</text:span></text:span><text:span text:style-name="Definition"><text:span text:style-name="T343">2</text:span></text:span><text:span text:style-name="Definition"><text:span text:style-name="T350"><text:tab/></text:span></text:span><text:span text:style-name="Definition"><text:span text:style-name="T35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50"><text:tab/></text:span></text:span><text:span text:style-name="T351">(korte naam</text:span><text:span text:style-name="T352"> </text:span><text:span text:style-name="T353">evt. 2</text:span><text:span text:style-name="T356">e</text:span><text:span text:style-name="T353"> gebruiker</text:span><text:span text:style-name="T351">)</text:span></text:p>
      <text:p text:style-name="P33"><text:span text:style-name="T255">Vervang </text:span><text:span text:style-name="Definition"><text:span text:style-name="T12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38"/>
      <text:p text:style-name="P32"><text:span text:style-name="Strong_20_Emphasis"><text:span text:style-name="T263"/></text:span></text:p>
      <text:p text:style-name="P34"><text:span text:style-name="T265">Nog niet op Linux?</text:span><text:span text:style-name="T257"><text:tab/></text:span><text:span text:style-name="T260"><text:tab/></text:span><text:span text:style-name="T261">G</text:span><text:span text:style-name="T254">ebruik </text:span><text:span text:style-name="Strong_20_Emphasis"><text:span text:style-name="T266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4">Linux</text:span><text:span text:style-name="T259">.</text:span></text:p>
      <text:p text:style-name="P22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34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9"><text:span text:style-name="Strong_20_Emphasis"><text:span text:style-name="T262"/></text:span></text:p>
      <text:p text:style-name="P29"><text:span text:style-name="Strong_20_Emphasis"><text:span text:style-name="T262"/></text:span></text:p>
      <text:list xml:id="list3247455733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5">E</text:span><text:span text:style-name="T198">v</text:span><text:span text:style-name="T199">en</text:span><text:span text:style-name="T201">t</text:span><text:span text:style-name="T202">uele </text:span><text:span text:style-name="T203">extra </text:span><text:span text:style-name="T205">gebruiker</text:span><text:span text:style-name="T203">s aanmelden </text:span><text:span text:style-name="T204">en dezelfde stappen uitvoeren</text:span><text:span text:style-name="T200">.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409698087248"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09698220208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90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een Debia<text:span text:style-name="T357">n</text:span> systeem <text:span text:style-name="T357">of</text:span> e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 table:style-name="TableLine94409698220832"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40969817276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40969817339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09698253632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 table:style-name="TableLine94409698254256"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101840969972070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09698194800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1">Start de computer op vanaf </text:span><text:span text:style-name="T282">ee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70"><text:reference-ref text:reference-format="text" text:ref-name="Versie">11</text:reference-ref></text:span></text:span><text:span text:style-name="Strong_20_Emphasis"><text:span text:style-name="T270"><text:s/></text:span></text:span><text:span text:style-name="T283">(</text:span><text:span text:style-name="T284">Live</text:span><text:span text:style-name="T159"><text:note text:id="ftn5" text:note-class="footnote"><text:note-citation>1</text:note-citation><text:note-body><text:p text:style-name="P27"><text:span text:style-name="T321">Vanaf ee</text:span>n Live <text:span text:style-name="T324">USB-stick </text:span><text:span text:style-name="T333">(</text:span><text:span text:style-name="T324">of </text:span><text:span text:style-name="T333">cd/dvd</text:span><text:span text:style-name="T291">)</text:span><text:span text:style-name="T325"> </text:span>kunt <text:span text:style-name="T321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8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168">Live CD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7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79">unofficial live images for </text:span></text:span><text:span text:style-name="Strong_20_Emphasis"><text:span text:style-name="T184">“</text:span></text:span><text:span text:style-name="Strong_20_Emphasis"><text:span text:style-name="T193">stable</text:span></text:span><text:span text:style-name="Strong_20_Emphasis"><text:span text:style-name="T184">”</text:span></text:span><text:span text:style-name="Strong_20_Emphasis"><text:span text:style-name="T179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79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79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0">debian-live-11...</text:span><text:span text:style-name="T181">-</text:span><text:span text:style-name="T180">amd-64-</text:span><text:span text:style-name="T181">gnome</text:span><text:span text:style-name="T182">+non-fre</text:span><text:span text:style-name="T183">e</text:span><text:span text:style-name="T182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5">s</text:span></text:span><text:span text:style-name="Strong_20_Emphasis"><text:span text:style-name="T226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8">Schijven</text:span></text:span><text:span text:style-name="Strong_20_Emphasis"><text:span text:style-name="T209">. Selecteer de USB-stick in de lijst van schijven aan de linkerkant en klik rechtsboven op </text:span></text:span><text:span text:style-name="Strong_20_Emphasis"><text:span text:style-name="T227">Schijfinstellingen</text:span></text:span><text:span text:style-name="Strong_20_Emphasis"><text:span text:style-name="T209"> </text:span></text:span><text:span text:style-name="Strong_20_Emphasis"><text:span text:style-name="T227">⋮</text:span></text:span><text:span text:style-name="Strong_20_Emphasis"><text:span text:style-name="T209"> (icoontje met de drie puntjes).</text:span></text:span></text:p><text:p text:style-name="P83"><text:span text:style-name="Strong_20_Emphasis"><text:span text:style-name="T209"><text:tab/>Kies </text:span></text:span><text:span text:style-name="Strong_20_Emphasis"><text:span text:style-name="T227">Schijfkopie terugzetten</text:span></text:span><text:span text:style-name="Strong_20_Emphasis"><text:span text:style-name="T209"> en selecteer </text:span></text:span><text:span text:style-name="Strong_20_Emphasis"><text:span text:style-name="T221">het net</text:span></text:span><text:span text:style-name="Strong_20_Emphasis"><text:span text:style-name="T219"> gedownloade CD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2"><text:span text:style-name="Strong_20_Emphasis"><text:span text:style-name="T209"><text:tab/>Klik op </text:span></text:span><text:span text:style-name="Strong_20_Emphasis"><text:span text:style-name="T227">Terugzetten starten</text:span></text:span><text:span text:style-name="Strong_20_Emphasis"><text:span text:style-name="T209"> en vervolgens op </text:span></text:span><text:span text:style-name="Strong_20_Emphasis"><text:span text:style-name="T227">Terugzetten</text:span></text:span><text:span text:style-name="Strong_20_Emphasis"><text:span text:style-name="T210">.<text:line-break/></text:span></text:span><text:span text:style-name="Strong_20_Emphasis"><text:span text:style-name="T223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6">Etche</text:span></text:span><text:span text:style-name="Strong_20_Emphasis"><text:span text:style-name="T197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28">etcher.io</text:span></text:span></text:a><text:span text:style-name="Strong_20_Emphasis"><text:span text:style-name="T214">) </text:span></text:span><text:span text:style-name="Strong_20_Emphasis"><text:span text:style-name="T224">dat </text:span></text:span><text:span text:style-name="Strong_20_Emphasis"><text:span text:style-name="T211">beschikbaar </text:span></text:span><text:span text:style-name="Strong_20_Emphasis"><text:span text:style-name="T224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7">GNU/</text:span></text:span><text:span text:style-name="Strong_20_Emphasis"><text:span text:style-name="T213">Linux</text:span></text:span><text:span text:style-name="Strong_20_Emphasis"><text:span text:style-name="T218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 table:style-name="TableLine94409698268432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 table:style-name="TableLine94409698421440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09698344480"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 table:style-name="TableLine94409698344992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 table:style-name="TableLine94409698345616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 table:style-name="TableLine94409698178960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 table:style-name="TableLine9440969817958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09698180208"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</text:span><text:span text:style-name="Strong_20_Emphasis"><text:span text:style-name="T41"> </text:span>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 table:style-name="TableLine9440969831584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09698316464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 table:style-name="TableLine9440969831708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09698357200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01841441050573" text:continue-numbering="true" text:style-name="L1">
        <text:list-item>
          <text:p text:style-name="P95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09698312976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40969847972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09698581616"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5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<text:span text:style-name="T336">Debian</text:span> <text:span text:style-name="T336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 table:style-name="TableLine94409698581904"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40969858219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40969858248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09698582768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</text:span></text:span><text:span text:style-name="Strong_20_Emphasis"><text:span text:style-name="T89"><text:note text:id="ftn9" text:note-class="footnote"><text:note-citation>3</text:note-citation><text:note-body><text:p text:style-name="P81">De installatie kan <text:span text:style-name="T334">ge</text:span>controle<text:span text:style-name="T334">e</text:span>r<text:span text:style-name="T334">d worden </text:span>op volledigheid met <text:span text:style-name="T335">bestand</text:span> <text:span text:style-name="T323">Persoonlijke map / kz / Apps</text:span>.</text:p></text:note-body></text:note></text:span></text:span><text:span text:style-name="Strong_20_Emphasis"><text:span text:style-name="T89">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409698583056"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101841297170709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409698583344"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User_20_Entry"><text:span text:style-name="T194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40969850694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09698440880"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50">D</text:span>e <text:span text:style-name="T332">Super</text:span>-toets <text:span text:style-name="T250">is </text:span>de Windows<text:span text:style-name="T330">-</text:span><text:span text:style-name="T331">toets</text:span>, <text:span text:style-name="T330">C</text:span>ommand-<text:span text:style-name="T331">toets</text:span>, of <text:span text:style-name="T330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40969861838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71"> installatie van </text:span><text:span text:style-name="T271"><text:reference-ref text:reference-format="text" text:ref-name="Distributie">Debian</text:reference-ref></text:span><text:span text:style-name="T271"><text:s/></text:span><text:span text:style-name="Strong_20_Emphasis"><text:span text:style-name="T272">GNU/Linux</text:span></text:span><text:span text:style-name="Strong_20_Emphasis"><text:span text:style-name="T271"> </text:span></text:span><text:span text:style-name="T273"><text:reference-ref text:reference-format="text" text:ref-name="Versie">11</text:reference-ref></text:span><text:span text:style-name="Strong_20_Emphasis"><text:span text:style-name="T275"><text:s/></text:span></text:span><text:span text:style-name="Strong_20_Emphasis"><text:span text:style-name="T276">LTS</text:span></text:span><text:span text:style-name="T274"> </text:span><text:span text:style-name="T271"><text:reference-ref text:reference-format="text" text:ref-name="Editie">Desktop</text:reference-ref></text:span><text:span text:style-name="T271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11T10:18:40.701453485">11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1T10:18:40.536723851</dc:date>
    <meta:keyword>Installatie</meta:keyword>
    <meta:keyword>Checklist</meta:keyword>
    <meta:keyword>Linux</meta:keyword>
    <meta:editing-cycles>6647</meta:editing-cycles>
    <meta:editing-duration>P11DT16H49M31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1" meta:character-count="5029" meta:non-whitespace-character-count="4320"/>
    <meta:user-defined meta:name="Info 1"/>
    <meta:user-defined meta:name="Info 2"/>
    <meta:user-defined meta:name="Info 3"/>
    <meta:user-defined meta:name="Info 4"/>
  </office:meta>
</office:document-meta>
</file>